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13.698cm" fo:min-width="4.448cm" fo:padding-top="0.151cm" fo:padding-bottom="0.151cm" fo:padding-left="0.276cm" fo:padding-right="0.276cm" loext:decorative="false"/>
    </style:style>
    <style:style style:name="gr2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1.75cm" fo:min-width="18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top" draw:auto-grow-height="false" fo:min-height="0.698cm" fo:min-width="5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808080" loext:fill-use-slide-background="false" draw:textarea-horizontal-align="justify" draw:textarea-vertical-align="middle" draw:auto-grow-height="false" fo:min-height="1.698cm" fo:min-width="3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808080" loext:fill-use-slide-background="false" draw:textarea-horizontal-align="justify" draw:textarea-vertical-align="middle" draw:auto-grow-height="false" fo:min-height="0.698cm" fo:min-width="3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1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1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1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="none" draw:textarea-vertical-align="middle" draw:auto-grow-height="false" fo:min-height="13.418cm" fo:min-width="0cm" fo:padding-top="0.151cm" fo:padding-bottom="0.151cm" fo:padding-left="0.276cm" fo:padding-right="0.276cm" fo:wrap-option="wrap" loext:decorative="false"/>
    </style:style>
    <style:style style:name="gr20" style:family="graphic" style:parent-style-name="standard">
      <style:graphic-properties draw:stroke="none" draw:fill="none" draw:textarea-vertical-align="middle" fo:min-height="1.75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23.698cm" fo:min-width="4.448cm" fo:padding-top="0.151cm" fo:padding-bottom="0.151cm" fo:padding-left="0.276cm" fo:padding-right="0.276cm" loext:decorative="false"/>
    </style:style>
    <style:style style:name="gr22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1.75cm" fo:min-width="18.5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2.94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cccccc" loext:fill-use-slide-background="false" draw:textarea-horizontal-align="justify" draw:textarea-vertical-align="top" draw:auto-grow-height="false" fo:min-height="10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1.1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1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b2b2b2" loext:fill-use-slide-background="false" draw:textarea-horizontal-align="justify" draw:textarea-vertical-align="middle" draw:auto-grow-height="false" fo:min-height="1.698cm" fo:min-width="4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333333" svg:stroke-opacity="99%" draw:fill="none" loext:fill-use-slide-background="false" draw:opacity="5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width="0.053cm" svg:stroke-color="#000000" draw:marker-start-width="0.279cm" draw:marker-end-width="0.279cm" draw:fill="none" draw:textarea-vertical-align="middle" draw:auto-grow-height="false" fo:min-height="10.429cm" fo:min-width="0cm" fo:padding-top="0.151cm" fo:padding-bottom="0.151cm" fo:padding-left="0.276cm" fo:padding-right="0.276cm" fo:wrap-option="wrap" loext:decorative="false"/>
    </style:style>
    <style:style style:name="gr35" style:family="graphic" style:parent-style-name="standard">
      <style:graphic-properties draw:stroke="none" draw:fill="none" draw:textarea-vertical-align="middle" fo:min-height="2.75cm" loext:decorative="false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font-name="Fira Code Medium" fo:font-size="18pt" style:font-size-asian="18pt" style:font-size-complex="18pt"/>
    </style:style>
    <style:style style:name="P3" style:family="paragraph">
      <loext:graphic-properties draw:fill="none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Fira Code Medium" fo:font-size="18pt" style:font-size-asian="18pt" style:font-size-complex="18pt"/>
    </style:style>
    <style:style style:name="P4" style:family="paragraph">
      <style:paragraph-properties fo:text-align="center"/>
      <style:text-properties style:font-name="Fira Code Medium" fo:font-size="14pt" fo:font-weight="bold" style:font-size-asian="14pt" style:font-size-complex="14pt"/>
    </style:style>
    <style:style style:name="P5" style:family="paragraph">
      <loext:graphic-properties draw:fill="solid" draw:fill-color="#b2b2b2"/>
      <style:paragraph-properties fo:text-align="center" style:writing-mode="lr-tb"/>
      <style:text-properties style:font-name="Fira Code Medium" fo:font-size="14pt" fo:font-weight="bold" style:font-size-asian="14pt" style:font-size-complex="14pt"/>
    </style:style>
    <style:style style:name="P6" style:family="paragraph">
      <style:paragraph-properties fo:text-align="center"/>
      <style:text-properties style:font-name="Fira Code Medium" fo:font-size="11pt" style:font-size-asian="14pt" style:font-size-complex="14pt"/>
    </style:style>
    <style:style style:name="P7" style:family="paragraph">
      <loext:graphic-properties draw:fill="solid" draw:fill-color="#808080"/>
      <style:paragraph-properties fo:text-align="center" style:writing-mode="lr-tb"/>
      <style:text-properties style:font-name="Fira Code Medium" fo:font-size="11pt" style:font-size-asian="14pt" style:font-size-complex="14pt"/>
    </style:style>
    <style:style style:name="P8" style:family="paragraph">
      <style:paragraph-properties fo:text-align="center"/>
      <style:text-properties style:font-name="Fira Code Medium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b2b2b2"/>
      <style:paragraph-properties fo:text-align="center" style:writing-mode="lr-tb"/>
      <style:text-properties style:font-name="Fira Code Medium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style:font-name="Fira Code Medium"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Fira Code Medium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solid" draw:fill-color="#b2b2b2"/>
      <style:paragraph-properties fo:text-align="center" style:writing-mode="lr-tb"/>
      <style:text-properties style:font-name="Fira Code Medium"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style:font-name="Fira Code Medium" fo:font-size="11pt" style:font-size-asian="11pt" style:font-size-complex="11pt"/>
    </style:style>
    <style:style style:name="P14" style:family="paragraph">
      <loext:graphic-properties draw:fill="none" draw:opacity="50%"/>
      <style:paragraph-properties fo:margin-left="0cm" fo:margin-right="0cm" fo:margin-top="0cm" fo:margin-bottom="0cm" fo:line-height="100%" fo:text-align="start" fo:text-indent="0cm" style:writing-mode="lr-tb"/>
      <style:text-properties style:font-name="Fira Code Medium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style:font-name="Fira Code Medium" fo:font-size="11pt" style:font-size-asian="8pt" style:font-size-complex="8pt"/>
    </style:style>
    <style:style style:name="P16" style:family="paragraph">
      <loext:graphic-properties draw:fill="none" draw:opacity="50%"/>
      <style:paragraph-properties fo:margin-left="0cm" fo:margin-right="0cm" fo:margin-top="0cm" fo:margin-bottom="0cm" fo:line-height="100%" fo:text-align="end" fo:text-indent="0cm" style:writing-mode="lr-tb"/>
      <style:text-properties style:font-name="Fira Code Medium" fo:font-size="11pt" style:font-size-asian="8pt" style:font-size-complex="8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font-name="Fira Code Medium" fo:font-size="11pt" fo:font-style="italic" style:font-size-asian="11pt" style:font-style-asian="italic" style:font-size-complex="11pt" style:font-style-complex="italic"/>
    </style:style>
    <style:style style:name="P18" style:family="paragraph">
      <loext:graphic-properties draw:fill="none" draw:opacity="50%"/>
      <style:paragraph-properties fo:margin-left="0cm" fo:margin-right="0cm" fo:margin-top="0cm" fo:margin-bottom="0cm" fo:line-height="100%" fo:text-align="start" fo:text-indent="0cm" style:writing-mode="lr-tb"/>
      <style:text-properties style:font-name="Fira Code Medium" fo:font-size="11pt" fo:font-style="italic" style:font-size-asian="11pt" style:font-style-asian="italic" style:font-size-complex="11pt" style:font-style-complex="italic"/>
    </style:style>
    <style:style style:name="P1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Fira Code Medium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Fira Code Medium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style:font-name="Fira Code Medium" fo:font-size="11pt" style:font-size-asian="11pt" style:font-size-complex="11pt"/>
    </style:style>
    <style:style style:name="P22" style:family="paragraph">
      <loext:graphic-properties draw:fill="none" draw:opacity="50%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style:font-name="Fira Code Medium" fo:font-size="11pt" style:font-size-asian="11pt" style:font-size-complex="11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Fira Code Medium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Fira Code Medium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Fira Code Medium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Fira Code Medium" fo:font-size="14pt" fo:language="en" fo:country="US" fo:font-weight="bold" style:font-size-asian="14pt" style:font-size-complex="14pt"/>
    </style:style>
    <style:style style:name="T3" style:family="text">
      <style:text-properties style:font-name="Fira Code Medium" fo:font-size="11pt" fo:language="en" fo:country="US" style:font-size-asian="14pt" style:font-size-complex="14pt"/>
    </style:style>
    <style:style style:name="T4" style:family="text">
      <style:text-properties style:font-name="Fira Code Medium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style:font-name="Fira Code Medium" fo:font-size="8pt" fo:language="en" fo:country="US" fo:font-weight="normal" style:font-size-asian="8pt" style:font-weight-asian="normal" style:font-size-complex="8pt" style:font-weight-complex="normal"/>
    </style:style>
    <style:style style:name="T6" style:family="text">
      <style:text-properties style:font-name="Fira Code Medium" fo:font-size="11pt" style:font-size-asian="11pt" style:font-size-complex="11pt"/>
    </style:style>
    <style:style style:name="T7" style:family="text">
      <style:text-properties style:font-name="Fira Code Medium" fo:font-size="11pt" style:font-size-asian="8pt" style:font-size-complex="8pt"/>
    </style:style>
    <style:style style:name="T8" style:family="text">
      <style:text-properties style:font-name="Fira Code Medium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Fira Code Medium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Fira Code Medium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Fira Code Medium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4cm" svg:x="9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9cm" svg:height="2cm" svg:x="1cm" svg:y="1cm">
          <text:p text:style-name="P2"><text:span text:style-name="T1">Physical 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1cm" draw:transform="rotate (1.5707963267949) translate (9cm 13cm)">
          <text:p text:style-name="P4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2cm" svg:x="10cm" svg:y="7cm">
          <text:p text:style-name="P6"><text:span text:style-name="T3">Executable 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10cm" svg:y="9cm">
          <text:p text:style-name="P6"><text:span text:style-name="T3">Read-Only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2cm" svg:x="10cm" svg:y="10cm">
          <text:p text:style-name="P6"><text:span text:style-name="T3">Read-Write </text:span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10cm" svg:y="12cm">
          <text:p text:style-name="P6"><text:span text:style-name="T3">BS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cm" svg:height="2cm" svg:x="9cm" svg:y="14cm">
          <text:p text:style-name="P8"><text:span text:style-name="T4">Device Tre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cm" svg:height="2cm" svg:x="9cm" svg:y="5cm">
          <text:p text:style-name="P10"><text:span text:style-name="T4">Core0 Stack</text:span></text:p>
          <text:p text:style-name="P11"><text:span text:style-name="T5">(2 Pages)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75cm" svg:height="1cm" svg:x="14cm" svg:y="6.5cm">
          <text:p text:style-name="P13"><text:span text:style-name="T6">0x0008_0000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75cm" svg:height="1cm" svg:x="14cm" svg:y="3.5cm">
          <text:p text:style-name="P13"><text:span text:style-name="T6">0x0000_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3.75cm" svg:height="1cm" svg:x="5.25cm" svg:y="6.5cm">
          <text:p text:style-name="P15"><text:span text:style-name="T7">_kernel_st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3.75cm" svg:height="1cm" svg:x="5.25cm" svg:y="12.5cm">
          <text:p text:style-name="P15"><text:span text:style-name="T7">_kernel_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.75cm" svg:height="1cm" svg:x="14cm" svg:y="13.5cm">
          <text:p text:style-name="P17"><text:span text:style-name="T8">Address in </text:span><text:span text:style-name="T9">x0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75cm" svg:height="1cm" svg:x="14cm" svg:y="17.5cm">
          <text:p text:style-name="P13"><text:span text:style-name="T6">0x0???_????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5cm" svg:height="2cm" svg:x="9cm" svg:y="20cm">
          <text:p text:style-name="P19"><text:span text:style-name="T10">Reserved 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75cm" svg:height="1cm" svg:x="14cm" svg:y="19.5cm">
          <text:p text:style-name="P21"><text:span text:style-name="T6">0x0???_????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3.75cm" svg:height="1cm" svg:x="14cm" svg:y="21.5cm">
          <text:p text:style-name="P21"><text:span text:style-name="T6">0x0???_????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cm" svg:height="2cm" svg:x="8.987cm" svg:y="24cm">
          <text:p text:style-name="P19"><text:span text:style-name="T10">MMIO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75cm" svg:height="1cm" svg:x="13.987cm" svg:y="23.5cm">
          <text:p text:style-name="P21"><text:span text:style-name="T6">0x0???_????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3.75cm" svg:height="1cm" svg:x="13.987cm" svg:y="25.5cm">
          <text:p text:style-name="P21"><text:span text:style-name="T6">0x0???_????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.5cm" svg:height="14cm" svg:x="4cm" svg:y="4cm">
          <text:p/>
          <draw:enhanced-geometry svg:viewBox="0 0 21600 21600" draw:glue-points="21600 0 0 10800 21600 21600" draw:text-areas="13800 ?f9 21600 ?f10" draw:type="left-brace" draw:modifiers="842.33983286908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23" draw:layer="layout" svg:width="3cm" svg:height="2cm" svg:x="1cm" svg:y="10cm">
          <draw:text-box>
            <text:p text:style-name="P24"><text:span text:style-name="T10">“</text:span><text:span text:style-name="T10">Normal” Memory</text:span></text:p>
          </draw:text-box>
        </draw:frame>
      </draw:page>
      <draw:page draw:name="page2" draw:style-name="dp1" draw:master-page-name="Default">
        <draw:custom-shape draw:style-name="gr21" draw:text-style-name="P1" draw:layer="layout" svg:width="5cm" svg:height="24cm" svg:x="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9cm" svg:height="2cm" svg:x="1cm" svg:y="1cm">
          <text:p text:style-name="P2"><text:span text:style-name="T1">Virtual Memory</text:span></text:p>
          <text:p text:style-name="P2"><text:span text:style-name="T11">(Kernel Space Only)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5cm" svg:height="3.25cm" svg:x="8cm" svg:y="22cm">
          <text:p text:style-name="P19"><text:span text:style-name="T10">Kernel Active Memory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5.5cm" svg:height="1cm" svg:x="13.013cm" svg:y="21.5cm">
          <text:p text:style-name="P13"><text:span text:style-name="T6">0xffff4000_00000000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5cm" svg:height="11cm" svg:x="8cm" svg:y="4cm">
          <text:p text:style-name="P19"><text:span text:style-name="T10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1cm" draw:transform="rotate (1.5707963267949) translate (8cm 11cm)">
          <text:p text:style-name="P4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2cm" svg:x="9cm" svg:y="5cm">
          <text:p text:style-name="P6"><text:span text:style-name="T3">Executable 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9cm" svg:y="7cm">
          <text:p text:style-name="P6"><text:span text:style-name="T3">Read-Only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2cm" svg:x="9cm" svg:y="8cm">
          <text:p text:style-name="P6"><text:span text:style-name="T3">Read-Write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9cm" svg:y="10cm">
          <text:p text:style-name="P6"><text:span text:style-name="T3">B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5.5cm" svg:height="1cm" svg:x="12.974cm" svg:y="3.542cm">
          <text:p text:style-name="P13"><text:span text:style-name="T6">0xffff0000_00000000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5cm" svg:height="1.5cm" svg:x="8cm" svg:y="12cm">
          <text:p text:style-name="P8"><text:span text:style-name="T4">Device Tre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cm" svg:height="2cm" svg:x="8cm" svg:y="26cm">
          <text:p text:style-name="P10"><text:span text:style-name="T4">Core0 Stack</text:span></text:p>
          <text:p text:style-name="P11"><text:span text:style-name="T5">(2 Pages)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5.5cm" svg:height="1cm" svg:x="13cm" svg:y="27.75cm">
          <text:p text:style-name="P13"><text:span text:style-name="T6">0xffffffff_ffffffff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5.5cm" svg:height="1cm" svg:x="13.013cm" svg:y="25.5cm">
          <text:p text:style-name="P13"><text:span text:style-name="T6">0xffffffff_ffffe000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5cm" svg:height="1cm" svg:x="13.013cm" svg:y="15.5cm">
          <text:p text:style-name="P13"><text:span text:style-name="T6">0xffff1000_00000000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5cm" svg:height="2cm" svg:x="8cm" svg:y="16cm">
          <text:p text:style-name="P19"><text:span text:style-name="T10">1:1 Reserved Memory Mapping</text:span>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5cm" svg:height="2cm" svg:x="8cm" svg:y="19cm">
          <text:p text:style-name="P19"><text:span text:style-name="T10">MMIO Mapping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5.5cm" svg:height="1cm" svg:x="13.013cm" svg:y="18.5cm">
          <text:p text:style-name="P13"><text:span text:style-name="T6">0xffff2000_00000000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.5cm" svg:height="10.999cm" svg:x="6.014cm" svg:y="4.001cm">
          <text:p/>
          <draw:enhanced-geometry svg:viewBox="0 0 21600 21600" draw:glue-points="21600 0 0 10800 21600 21600" draw:text-areas="13800 ?f9 21600 ?f10" draw:type="left-brace" draw:modifiers="842.33983286908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23" draw:layer="layout" svg:width="5cm" svg:height="3cm" svg:x="1cm" svg:y="8cm">
          <draw:text-box>
            <text:p text:style-name="P24"><text:span text:style-name="T10">1:1 Memory </text:span><text:span text:style-name="T10">Mappi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23:33:19.737692103</meta:creation-date>
    <dc:date>2024-04-15T12:11:14.763940005</dc:date>
    <meta:editing-duration>PT1H36M6S</meta:editing-duration>
    <meta:editing-cycles>20</meta:editing-cycles>
    <meta:generator>LibreOffice/24.2.0.3$Linux_X86_64 LibreOffice_project/420$Build-3</meta:generator>
    <meta:document-statistic meta:object-count="44"/>
  </office:meta>
</office:document-meta>
</file>